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padding="0.0193in" fo:border="0.0008in solid #d9d9e3"/>
    </style:style>
    <style:style style:name="P2" style:family="paragraph" style:parent-style-name="Preformatted_20_Text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padding="0.0193in" fo:border="0.0008in solid #d9d9e3"/>
    </style:style>
    <style:style style:name="P4" style:family="paragraph" style:parent-style-name="Text_20_body" style:list-style-name="L2">
      <style:paragraph-properties fo:padding="0.0193in" fo:border="0.0008in solid #d9d9e3"/>
    </style:style>
    <style:style style:name="P5" style:family="paragraph" style:parent-style-name="Text_20_body" style:list-style-name="L3">
      <style:paragraph-properties fo:padding="0.0193in" fo:border="0.0008in solid #d9d9e3"/>
    </style:style>
    <style:style style:name="P6" style:family="paragraph" style:parent-style-name="Text_20_body" style:list-style-name="L4">
      <style:paragraph-properties fo:padding="0.0193in" fo:border="0.0008in solid #d9d9e3"/>
    </style:style>
    <style:style style:name="P7" style:family="paragraph" style:parent-style-name="Text_20_body" style:list-style-name="L5">
      <style:paragraph-properties fo:padding="0.0193in" fo:border="0.0008in solid #d9d9e3"/>
    </style:style>
    <style:style style:name="P8" style:family="paragraph" style:parent-style-name="Text_20_body" style:list-style-name="L6">
      <style:paragraph-properties fo:padding="0.0193in" fo:border="0.0008in solid #d9d9e3"/>
    </style:style>
    <style:style style:name="P9" style:family="paragraph" style:parent-style-name="Text_20_body" style:list-style-name="L7">
      <style:paragraph-properties fo:padding="0.0193in" fo:border="0.0008in solid #d9d9e3"/>
    </style:style>
    <style:style style:name="P10" style:family="paragraph" style:parent-style-name="Text_20_body" style:list-style-name="L8">
      <style:paragraph-properties fo:padding="0.0193in" fo:border="0.0008in solid #d9d9e3"/>
    </style:style>
    <style:style style:name="P11" style:family="paragraph" style:parent-style-name="Text_20_body" style:list-style-name="L9">
      <style:paragraph-properties fo:padding="0.0193in" fo:border="0.0008in solid #d9d9e3"/>
    </style:style>
    <style:style style:name="P12" style:family="paragraph" style:parent-style-name="Text_20_body" style:list-style-name="L10">
      <style:paragraph-properties fo:padding="0.0193in" fo:border="0.0008in solid #d9d9e3"/>
    </style:style>
    <style:style style:name="P13" style:family="paragraph" style:parent-style-name="Text_20_body" style:list-style-name="L11">
      <style:paragraph-properties fo:padding="0.0193in" fo:border="0.0008in solid #d9d9e3"/>
    </style:style>
    <style:style style:name="P14" style:family="paragraph" style:parent-style-name="Text_20_body" style:list-style-name="L12">
      <style:paragraph-properties fo:padding="0.0193in" fo:border="0.0008in solid #d9d9e3"/>
    </style:style>
    <style:style style:name="P15" style:family="paragraph" style:parent-style-name="Text_20_body" style:list-style-name="L13">
      <style:paragraph-properties fo:padding="0.0193in" fo:border="0.0008in solid #d9d9e3"/>
    </style:style>
    <style:style style:name="P16" style:family="paragraph" style:parent-style-name="Text_20_body" style:list-style-name="L14">
      <style:paragraph-properties fo:padding="0.0193in" fo:border="0.0008in solid #d9d9e3"/>
    </style:style>
    <style:style style:name="P17" style:family="paragraph" style:parent-style-name="Text_20_body" style:list-style-name="L15">
      <style:paragraph-properties fo:padding="0.0193in" fo:border="0.0008in solid #d9d9e3"/>
    </style:style>
    <style:style style:name="P18" style:family="paragraph" style:parent-style-name="Text_20_body" style:list-style-name="L16">
      <style:paragraph-properties fo:padding="0.0193in" fo:border="0.0008in solid #d9d9e3"/>
    </style:style>
    <style:style style:name="P19" style:family="paragraph" style:parent-style-name="Text_20_body" style:list-style-name="L17">
      <style:paragraph-properties fo:padding="0.0193in" fo:border="0.0008in solid #d9d9e3"/>
    </style:style>
    <style:style style:name="P20" style:family="paragraph" style:parent-style-name="Text_20_body" style:list-style-name="L18">
      <style:paragraph-properties fo:padding="0.0193in" fo:border="0.0008in solid #d9d9e3"/>
    </style:style>
    <style:style style:name="P21" style:family="paragraph" style:parent-style-name="Text_20_body" style:list-style-name="L19">
      <style:paragraph-properties fo:padding="0.0193in" fo:border="0.0008in solid #d9d9e3"/>
    </style:style>
    <style:style style:name="P22" style:family="paragraph" style:parent-style-name="Text_20_body" style:list-style-name="L20">
      <style:paragraph-properties fo:padding="0.0193in" fo:border="0.0008in solid #d9d9e3"/>
    </style:style>
    <style:style style:name="P23" style:family="paragraph" style:parent-style-name="Text_20_body" style:list-style-name="L21">
      <style:paragraph-properties fo:padding="0.0193in" fo:border="0.0008in solid #d9d9e3"/>
    </style:style>
    <style:style style:name="P24" style:family="paragraph" style:parent-style-name="Text_20_body" style:list-style-name="L22">
      <style:paragraph-properties fo:padding="0.0193in" fo:border="0.0008in solid #d9d9e3"/>
    </style:style>
    <style:style style:name="P25" style:family="paragraph" style:parent-style-name="Text_20_body" style:list-style-name="L24">
      <style:paragraph-properties fo:padding="0.0193in" fo:border="0.0008in solid #d9d9e3"/>
    </style:style>
    <style:style style:name="P26" style:family="paragraph" style:parent-style-name="Text_20_body" style:list-style-name="L25">
      <style:paragraph-properties fo:padding="0.0193in" fo:border="0.0008in solid #d9d9e3"/>
    </style:style>
    <style:style style:name="P27" style:family="paragraph" style:parent-style-name="Text_20_body" style:list-style-name="L26">
      <style:paragraph-properties fo:padding="0.0193in" fo:border="0.0008in solid #d9d9e3"/>
    </style:style>
    <style:style style:name="P28" style:family="paragraph" style:parent-style-name="Text_20_body" style:list-style-name="L27">
      <style:paragraph-properties fo:padding="0.0193in" fo:border="0.0008in solid #d9d9e3"/>
    </style:style>
    <style:style style:name="P29" style:family="paragraph" style:parent-style-name="Text_20_body" style:list-style-name="L28">
      <style:paragraph-properties fo:padding="0.0193in" fo:border="0.0008in solid #d9d9e3"/>
    </style:style>
    <style:style style:name="P30" style:family="paragraph" style:parent-style-name="Text_20_body" style:list-style-name="L29">
      <style:paragraph-properties fo:padding="0.0193in" fo:border="0.0008in solid #d9d9e3"/>
    </style:style>
    <style:style style:name="P31" style:family="paragraph" style:parent-style-name="Text_20_body" style:list-style-name="L30">
      <style:paragraph-properties fo:padding="0.0193in" fo:border="0.0008in solid #d9d9e3"/>
    </style:style>
    <style:style style:name="P32" style:family="paragraph" style:parent-style-name="Text_20_body" style:list-style-name="L31">
      <style:paragraph-properties fo:padding="0.0193in" fo:border="0.0008in solid #d9d9e3"/>
    </style:style>
    <style:style style:name="P33" style:family="paragraph" style:parent-style-name="Text_20_body" style:list-style-name="L32">
      <style:paragraph-properties fo:padding="0.0193in" fo:border="0.0008in solid #d9d9e3"/>
    </style:style>
    <style:style style:name="P34" style:family="paragraph" style:parent-style-name="Text_20_body" style:list-style-name="L33">
      <style:paragraph-properties fo:padding="0.0193in" fo:border="0.0008in solid #d9d9e3"/>
    </style:style>
    <style:style style:name="P35" style:family="paragraph" style:parent-style-name="Text_20_body" style:list-style-name="L34">
      <style:paragraph-properties fo:padding="0.0193in" fo:border="0.0008in solid #d9d9e3"/>
    </style:style>
    <style:style style:name="P36" style:family="paragraph" style:parent-style-name="Text_20_body" style:list-style-name="L35">
      <style:paragraph-properties fo:padding="0.0193in" fo:border="0.0008in solid #d9d9e3"/>
    </style:style>
    <style:style style:name="P37" style:family="paragraph" style:parent-style-name="Text_20_body" style:list-style-name="L36">
      <style:paragraph-properties fo:padding="0.0193in" fo:border="0.0008in solid #d9d9e3"/>
    </style:style>
    <style:style style:name="P38" style:family="paragraph" style:parent-style-name="Text_20_body" style:list-style-name="L37">
      <style:paragraph-properties fo:padding="0.0193in" fo:border="0.0008in solid #d9d9e3"/>
    </style:style>
    <style:style style:name="P39" style:family="paragraph" style:parent-style-name="Text_20_body" style:list-style-name="L38">
      <style:paragraph-properties fo:padding="0.0193in" fo:border="0.0008in solid #d9d9e3"/>
    </style:style>
    <style:style style:name="P40" style:family="paragraph" style:parent-style-name="Text_20_body" style:list-style-name="L39">
      <style:paragraph-properties fo:padding="0.0193in" fo:border="0.0008in solid #d9d9e3"/>
    </style:style>
    <style:style style:name="P41" style:family="paragraph" style:parent-style-name="Text_20_body" style:list-style-name="L40">
      <style:paragraph-properties fo:padding="0.0193in" fo:border="0.0008in solid #d9d9e3"/>
    </style:style>
    <style:style style:name="P42" style:family="paragraph" style:parent-style-name="Text_20_body" style:list-style-name="L41">
      <style:paragraph-properties fo:padding="0.0193in" fo:border="0.0008in solid #d9d9e3"/>
    </style:style>
    <style:style style:name="P43" style:family="paragraph" style:parent-style-name="Text_20_body" style:list-style-name="L42">
      <style:paragraph-properties fo:padding="0.0193in" fo:border="0.0008in solid #d9d9e3"/>
    </style:style>
    <style:style style:name="P44" style:family="paragraph" style:parent-style-name="Text_20_body" style:list-style-name="L43">
      <style:paragraph-properties fo:padding="0.0193in" fo:border="0.0008in solid #d9d9e3"/>
    </style:style>
    <style:style style:name="P45" style:family="paragraph" style:parent-style-name="Text_20_body" style:list-style-name="L44">
      <style:paragraph-properties fo:padding="0.0193in" fo:border="0.0008in solid #d9d9e3"/>
    </style:style>
    <style:style style:name="P46" style:family="paragraph" style:parent-style-name="Text_20_body" style:list-style-name="L45">
      <style:paragraph-properties fo:padding="0.0193in" fo:border="0.0008in solid #d9d9e3"/>
    </style:style>
    <style:style style:name="P47" style:family="paragraph" style:parent-style-name="Text_20_body" style:list-style-name="L46">
      <style:paragraph-properties fo:padding="0.0193in" fo:border="0.0008in solid #d9d9e3"/>
    </style:style>
    <style:style style:name="P48" style:family="paragraph" style:parent-style-name="Text_20_body" style:list-style-name="L47">
      <style:paragraph-properties fo:padding="0.0193in" fo:border="0.0008in solid #d9d9e3"/>
    </style:style>
    <style:style style:name="P49" style:family="paragraph" style:parent-style-name="Text_20_body" style:list-style-name="L48">
      <style:paragraph-properties fo:padding="0.0193in" fo:border="0.0008in solid #d9d9e3"/>
    </style:style>
    <style:style style:name="P50" style:family="paragraph" style:parent-style-name="Text_20_body" style:list-style-name="L49">
      <style:paragraph-properties fo:padding="0.0193in" fo:border="0.0008in solid #d9d9e3"/>
    </style:style>
    <style:style style:name="P51" style:family="paragraph" style:parent-style-name="Text_20_body" style:list-style-name="L50">
      <style:paragraph-properties fo:padding="0.0193in" fo:border="0.0008in solid #d9d9e3"/>
    </style:style>
    <style:style style:name="P52" style:family="paragraph" style:parent-style-name="Text_20_body" style:list-style-name="L51">
      <style:paragraph-properties fo:padding="0.0193in" fo:border="0.0008in solid #d9d9e3"/>
    </style:style>
    <style:style style:name="P53" style:family="paragraph" style:parent-style-name="Text_20_body" style:list-style-name="L52">
      <style:paragraph-properties fo:padding="0.0193in" fo:border="0.0008in solid #d9d9e3"/>
    </style:style>
    <style:style style:name="P54" style:family="paragraph" style:parent-style-name="Text_20_body" style:list-style-name="L53">
      <style:paragraph-properties fo:padding="0.0193in" fo:border="0.0008in solid #d9d9e3"/>
    </style:style>
    <style:style style:name="P55" style:family="paragraph" style:parent-style-name="Text_20_body" style:list-style-name="L54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97414833601748920" text:style-name="L1">
        <text:list-item>
          <text:p text:style-name="P3"><text:span text:style-name="Strong_20_Emphasis"><text:line-break/>Какие примитивные типы данных вы знаете?</text:span></text:p>
        </text:list-item>
      </text:list>
      <text:list xml:id="list5981574849035696161" text:style-name="L2">
        <text:list-item>
          <text:p text:style-name="P4">Примитивные типы данных в JavaScript включают <text:span text:style-name="Source_20_Text">number</text:span>, <text:span text:style-name="Source_20_Text">string</text:span>, <text:span text:style-name="Source_20_Text">boolean</text:span>, <text:span text:style-name="Source_20_Text">null</text:span>, <text:span text:style-name="Source_20_Text">undefined</text:span>, <text:span text:style-name="Source_20_Text">symbol</text:span>, и <text:span text:style-name="Source_20_Text">bigint</text:span>.</text:p>
        </text:list-item>
      </text:list>
      <text:list xml:id="list3468592557193627870" text:style-name="L3">
        <text:list-item>
          <text:p text:style-name="P5"><text:span text:style-name="Strong_20_Emphasis">Каким типом данных является массив/функция?</text:span></text:p>
        </text:list-item>
      </text:list>
      <text:list xml:id="list8533419754849161752" text:style-name="L4">
        <text:list-item>
          <text:p text:style-name="P6">Массив - это тип данных <text:span text:style-name="Source_20_Text">object</text:span>, а функция также является <text:span text:style-name="Source_20_Text">object</text:span>.</text:p>
        </text:list-item>
      </text:list>
      <text:list xml:id="list2954790740200097418" text:style-name="L5">
        <text:list-item>
          <text:p text:style-name="P7"><text:span text:style-name="Strong_20_Emphasis">Как мы можем назвать переменную в JavaScript?</text:span></text:p>
        </text:list-item>
      </text:list>
      <text:list xml:id="list4965956034374127136" text:style-name="L6">
        <text:list-item>
          <text:p text:style-name="P8">Переменные в JavaScript могут быть названы с использованием ключевых слов <text:span text:style-name="Source_20_Text">var</text:span>, <text:span text:style-name="Source_20_Text">let</text:span>, или <text:span text:style-name="Source_20_Text">const</text:span>.</text:p>
        </text:list-item>
      </text:list>
      <text:list xml:id="list5505148177229424500" text:style-name="L7">
        <text:list-item>
          <text:p text:style-name="P9"><text:span text:style-name="Strong_20_Emphasis">Чем отличается const от let?</text:span></text:p>
        </text:list-item>
      </text:list>
      <text:list xml:id="list5064424399424160461" text:style-name="L8">
        <text:list-item>
          <text:p text:style-name="P10"><text:span text:style-name="Source_20_Text">const</text:span> используется для объявления переменных, которые не могут быть переназначены, в то время как <text:span text:style-name="Source_20_Text">let</text:span> позволяет переназначение.</text:p>
        </text:list-item>
      </text:list>
      <text:list xml:id="list2644538222937567594" text:style-name="L9">
        <text:list-item>
          <text:p text:style-name="P11"><text:span text:style-name="Strong_20_Emphasis">Чем отличается var от let?</text:span></text:p>
        </text:list-item>
      </text:list>
      <text:list xml:id="list4076387352620833182" text:style-name="L10">
        <text:list-item>
          <text:p text:style-name="P12"><text:span text:style-name="Source_20_Text">var</text:span> имеет область видимости в пределах функции, тогда как <text:span text:style-name="Source_20_Text">let</text:span> имеет блочную область видимости.</text:p>
        </text:list-item>
      </text:list>
      <text:list xml:id="list7741900812033935156" text:style-name="L11">
        <text:list-item>
          <text:p text:style-name="P13"><text:span text:style-name="Strong_20_Emphasis">Что такое область видимости? Какие типы области видимости существуют?</text:span></text:p>
        </text:list-item>
      </text:list>
      <text:list xml:id="list4718922868936390963" text:style-name="L12">
        <text:list-item>
          <text:p text:style-name="P14">Область видимости определяет, где переменная доступна. Существуют глобальная, локальная (функциональная), и блочная области видимости.</text:p>
        </text:list-item>
      </text:list>
      <text:list xml:id="list7000161933355198308" text:style-name="L13">
        <text:list-item>
          <text:p text:style-name="P15"><text:span text:style-name="Strong_20_Emphasis">Чем отличается == от ===?</text:span></text:p>
        </text:list-item>
      </text:list>
      <text:list xml:id="list8453725504607994719" text:style-name="L14">
        <text:list-item>
          <text:p text:style-name="P16"><text:span text:style-name="Source_20_Text">==</text:span> сравнивает значения с приведением типов, в то время как <text:span text:style-name="Source_20_Text">===</text:span> сравнивает значения и типы данных без приведения.</text:p>
        </text:list-item>
      </text:list>
      <text:list xml:id="list4877104594261342011" text:style-name="L15">
        <text:list-item>
          <text:p text:style-name="P17"><text:span text:style-name="Strong_20_Emphasis">Что означает !== в JS?</text:span></text:p>
        </text:list-item>
      </text:list>
      <text:list xml:id="list6870651814558145816" text:style-name="L16">
        <text:list-item>
          <text:p text:style-name="P18"><text:span text:style-name="Source_20_Text">!==</text:span> проверяет неравенство по значению и типу.</text:p>
        </text:list-item>
      </text:list>
      <text:list xml:id="list5025433683951088415" text:style-name="L17">
        <text:list-item>
          <text:p text:style-name="P19"><text:span text:style-name="Strong_20_Emphasis">Как проверить тип переменной?</text:span></text:p>
        </text:list-item>
      </text:list>
      <text:list xml:id="list6679743415668424115" text:style-name="L18">
        <text:list-item>
          <text:p text:style-name="P20">С использованием оператора <text:span text:style-name="Source_20_Text">typeof</text:span>.</text:p>
        </text:list-item>
      </text:list>
      <text:list xml:id="list3250654298839687702" text:style-name="L19">
        <text:list-item>
          <text:p text:style-name="P21"><text:span text:style-name="Strong_20_Emphasis">Что такое isNaN?</text:span></text:p>
        </text:list-item>
      </text:list>
      <text:list xml:id="list4290753288853984483" text:style-name="L20">
        <text:list-item>
          <text:p text:style-name="P22"><text:span text:style-name="Source_20_Text">isNaN</text:span> - функция, которая проверяет, является ли переданное значение NaN (не является числом).</text:p>
        </text:list-item>
      </text:list>
      <text:list xml:id="list4160794432310641601" text:style-name="L21">
        <text:list-item>
          <text:p text:style-name="P23"><text:span text:style-name="Strong_20_Emphasis">Что такое конкатенация в JS?</text:span></text:p>
        </text:list-item>
      </text:list>
      <text:list xml:id="list2144890098120802099" text:style-name="L22">
        <text:list-item>
          <text:p text:style-name="P24">Конкатенация в JS - это объединение строк с использованием оператора <text:span text:style-name="Source_20_Text">+</text:span>.</text:p>
        </text:list-item>
      </text:list>
      <text:list xml:id="list8494967434370850687" text:style-name="L54">
        <text:list-item>
          <text:p text:style-name="P55"><text:span text:style-name="Strong_20_Emphasis">Что такое интерполяция в JS?</text:span></text:p>
        </text:list-item>
      </text:list>
      <text:list xml:id="list3232729690206003291" text:style-name="L24">
        <text:list-item>
          <text:p text:style-name="P25">Интерполяция в JS - это вставка значений переменных в строку с использованием шаблонных литералов.</text:p>
        </text:list-item>
      </text:list>
      <text:list xml:id="list151434217884906778" text:style-name="L25">
        <text:list-item>
          <text:p text:style-name="P26"><text:span text:style-name="Strong_20_Emphasis">Для чего нужны функции alert и prompt?</text:span></text:p>
        </text:list-item>
      </text:list>
      <text:list xml:id="list684787510511748286" text:style-name="L26">
        <text:list-item>
          <text:p text:style-name="P27"><text:soft-page-break/><text:span text:style-name="Source_20_Text">alert</text:span> используется для вывода сообщений на экран, а <text:span text:style-name="Source_20_Text">prompt</text:span> - для получения ввода от пользователя.</text:p>
        </text:list-item>
      </text:list>
      <text:list xml:id="list4194403599863960278" text:style-name="L27">
        <text:list-item>
          <text:p text:style-name="P28"><text:span text:style-name="Strong_20_Emphasis">Какой тип данных возвращает prompt?</text:span></text:p>
        </text:list-item>
      </text:list>
      <text:list xml:id="list4754921382423336908" text:style-name="L28">
        <text:list-item>
          <text:p text:style-name="P29">Всегда возвращает строку (<text:span text:style-name="Source_20_Text">string</text:span>).</text:p>
        </text:list-item>
      </text:list>
      <text:list xml:id="list118251824828450263" text:style-name="L29">
        <text:list-item>
          <text:p text:style-name="P30"><text:span text:style-name="Strong_20_Emphasis">Как вывести данные в консоль?</text:span></text:p>
        </text:list-item>
      </text:list>
      <text:list xml:id="list3028070679547557532" text:style-name="L30">
        <text:list-item>
          <text:p text:style-name="P31">С использованием <text:span text:style-name="Source_20_Text">console.log()</text:span>.</text:p>
        </text:list-item>
      </text:list>
      <text:list xml:id="list821097033305055195" text:style-name="L31">
        <text:list-item>
          <text:p text:style-name="P32"><text:span text:style-name="Strong_20_Emphasis">Напишите синтаксис if else.</text:span></text:p>
        </text:list-item>
      </text:list>
      <text:p text:style-name="P1">javascriptCopy code</text:p>
      <text:p text:style-name="P1"><text:span text:style-name="Source_20_Text">if (условие) {</text:span></text:p>
      <text:p text:style-name="P1"><text:span text:style-name="Source_20_Text"><text:s text:c="2"/>// код, выполняемый при истине</text:span></text:p>
      <text:p text:style-name="P1"><text:span text:style-name="Source_20_Text">} else {</text:span></text:p>
      <text:p text:style-name="P1"><text:span text:style-name="Source_20_Text"><text:s text:c="2"/>// код, выполняемый при лжи</text:span></text:p>
      <text:p text:style-name="P2"><text:span text:style-name="Source_20_Text">}</text:span></text:p>
      <text:list xml:id="list546676557820531659" text:style-name="L32">
        <text:list-item>
          <text:p text:style-name="P33"><text:span text:style-name="Strong_20_Emphasis">Что такое условный (тернарный) оператор?</text:span></text:p>
        </text:list-item>
      </text:list>
      <text:list xml:id="list208825879801955586" text:style-name="L33">
        <text:list-item>
          <text:p text:style-name="P34">Условный (тернарный) оператор имеет вид: <text:span text:style-name="Source_20_Text">условие ? выражение_если_истина : выражение_если_ложь</text:span>.</text:p>
        </text:list-item>
      </text:list>
      <text:list xml:id="list3056124983995944395" text:style-name="L34">
        <text:list-item>
          <text:p text:style-name="P35"><text:span text:style-name="Strong_20_Emphasis">Как узнать остаток от деления в JS?</text:span></text:p>
        </text:list-item>
      </text:list>
      <text:list xml:id="list5510757044161399334" text:style-name="L35">
        <text:list-item>
          <text:p text:style-name="P36">С использованием оператора <text:span text:style-name="Source_20_Text">%</text:span>.</text:p>
        </text:list-item>
      </text:list>
      <text:list xml:id="list502724375214602002" text:style-name="L36">
        <text:list-item>
          <text:p text:style-name="P37"><text:span text:style-name="Strong_20_Emphasis">Как возвести число в квадрат?</text:span></text:p>
        </text:list-item>
      </text:list>
      <text:list xml:id="list1096010431610533565" text:style-name="L37">
        <text:list-item>
          <text:p text:style-name="P38">С использованием оператора <text:span text:style-name="Source_20_Text">**</text:span> или <text:span text:style-name="Source_20_Text">Math.pow()</text:span>.</text:p>
        </text:list-item>
      </text:list>
      <text:list xml:id="list8274734964060697583" text:style-name="L38">
        <text:list-item>
          <text:p text:style-name="P39"><text:span text:style-name="Strong_20_Emphasis">Как выглядит сокращенный вариант от a = a + 1?</text:span></text:p>
        </text:list-item>
      </text:list>
      <text:list xml:id="list5137195638736302791" text:style-name="L39">
        <text:list-item>
          <text:p text:style-name="P40">Сокращенный вариант: <text:span text:style-name="Source_20_Text">a += 1</text:span> или <text:span text:style-name="Source_20_Text">a++</text:span>.</text:p>
        </text:list-item>
      </text:list>
      <text:list xml:id="list740346574484277857" text:style-name="L40">
        <text:list-item>
          <text:p text:style-name="P41"><text:span text:style-name="Strong_20_Emphasis">Какие логические операторы вы знаете?</text:span></text:p>
        </text:list-item>
      </text:list>
      <text:list xml:id="list7456132261509492233" text:style-name="L41">
        <text:list-item>
          <text:p text:style-name="P42">Логические операторы включают <text:span text:style-name="Source_20_Text">&amp;&amp;</text:span> (логическое И), <text:span text:style-name="Source_20_Text">||</text:span> (логическое ИЛИ), и <text:span text:style-name="Source_20_Text">!</text:span> (логическое НЕ).</text:p>
        </text:list-item>
      </text:list>
      <text:list xml:id="list6947504979243445985" text:style-name="L42">
        <text:list-item>
          <text:p text:style-name="P43"><text:span text:style-name="Strong_20_Emphasis">Какой порядок выполнения операторов в JS? У каких операторов наивысший приоритет?</text:span></text:p>
        </text:list-item>
      </text:list>
      <text:list xml:id="list5793964554485943395" text:style-name="L43">
        <text:list-item>
          <text:p text:style-name="P44">Порядок выполнения операторов определяется их приоритетом. Унарные операторы имеют наивысший приоритет.</text:p>
        </text:list-item>
      </text:list>
      <text:list xml:id="list2111893029422994583" text:style-name="L44">
        <text:list-item>
          <text:p text:style-name="P45"><text:span text:style-name="Strong_20_Emphasis">Что вернет let a = '1'; (typeof +a)?</text:span></text:p>
        </text:list-item>
      </text:list>
      <text:list xml:id="list6642857293867895166" text:style-name="L45">
        <text:list-item>
          <text:p text:style-name="P46">Вернет <text:span text:style-name="Source_20_Text">number</text:span>, так как <text:span text:style-name="Source_20_Text">+a</text:span> приведет строку к числу.</text:p>
        </text:list-item>
      </text:list>
      <text:list xml:id="list4627284559164839844" text:style-name="L46">
        <text:list-item>
          <text:p text:style-name="P47"><text:span text:style-name="Strong_20_Emphasis">Что такое оператор нулевого слияния (nullish coalescing)?</text:span></text:p>
        </text:list-item>
      </text:list>
      <text:list xml:id="list7593652577186915603" text:style-name="L47">
        <text:list-item>
          <text:p text:style-name="P48">Оператор <text:span text:style-name="Source_20_Text">??</text:span> возвращает правый операнд, если левый <text:span text:style-name="Source_20_Text">null</text:span> или <text:span text:style-name="Source_20_Text">undefined</text:span>, иначе возвращает левый.</text:p>
        </text:list-item>
      </text:list>
      <text:list xml:id="list6728255157202122365" text:style-name="L48">
        <text:list-item>
          <text:p text:style-name="P49"><text:span text:style-name="Strong_20_Emphasis">Как работают операторы || и &amp;&amp;?</text:span></text:p>
        </text:list-item>
      </text:list>
      <text:list xml:id="list7748906341499411763" text:style-name="L49">
        <text:list-item>
          <text:p text:style-name="P50"><text:soft-page-break/><text:span text:style-name="Source_20_Text">||</text:span> возвращает первый истинный операнд, а <text:span text:style-name="Source_20_Text">&amp;&amp;</text:span> возвращает первый ложный операнд. Возвращают сами операнды.</text:p>
        </text:list-item>
      </text:list>
      <text:list xml:id="list1392163173993317690" text:style-name="L50">
        <text:list-item>
          <text:p text:style-name="P51"><text:span text:style-name="Strong_20_Emphasis">Какие falsy значения вы знаете?</text:span></text:p>
        </text:list-item>
      </text:list>
      <text:list xml:id="list1701500568233769711" text:style-name="L51">
        <text:list-item>
          <text:p text:style-name="P52"><text:span text:style-name="Source_20_Text">false</text:span>, <text:span text:style-name="Source_20_Text">0</text:span>, <text:span text:style-name="Source_20_Text">''</text:span> (пустая строка), <text:span text:style-name="Source_20_Text">null</text:span>, <text:span text:style-name="Source_20_Text">undefined</text:span>, и <text:span text:style-name="Source_20_Text">NaN</text:span>.</text:p>
        </text:list-item>
      </text:list>
      <text:list xml:id="list7382404749913017772" text:style-name="L52">
        <text:list-item>
          <text:p text:style-name="P53"><text:span text:style-name="Strong_20_Emphasis">Разница между || и ???</text:span></text:p>
        </text:list-item>
      </text:list>
      <text:list xml:id="list7362779190318514917" text:style-name="L53">
        <text:list-item>
          <text:p text:style-name="P54"><text:span text:style-name="Source_20_Text">||</text:span> возвращает первый истинный операнд, а <text:span text:style-name="Source_20_Text">??</text:span> возвращает первый операнд, который не является <text:span text:style-name="Source_20_Text">null</text:span> или <text:span text:style-name="Source_20_Text">undefined</text:span>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54S</meta:editing-duration>
    <meta:editing-cycles>4</meta:editing-cycles>
    <meta:generator>OpenOffice/4.1.14$Win32 OpenOffice.org_project/4114m1$Build-9811</meta:generator>
    <dc:date>2024-03-13T09:27:04.39</dc:date>
    <meta:document-statistic meta:table-count="0" meta:image-count="0" meta:object-count="0" meta:page-count="3" meta:paragraph-count="59" meta:word-count="516" meta:character-count="3170"/>
    <meta:user-defined meta:name="Info 1"/>
    <meta:user-defined meta:name="Info 2"/>
    <meta:user-defined meta:name="Info 3"/>
    <meta:user-defined meta:name="Info 4"/>
  </office:meta>
</office:document-meta>
</file>